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231f20" style:font-name-asian="Times-Roman" style:font-name-complex="Times-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– skąd dane będą w Krakowie.</text:p>
      <text:p text:style-name="Standard"><text:tab/></text:p>
      <text:p text:style-name="Standard"><text:tab/>Jednym z ważnych punktów jest udowodnienie, że można łatwo i tanio zamontować taki system w Krakowie. </text:p>
      <text:p text:style-name="Standard"/>
      <text:p text:style-name="Standard"><text:tab/>Jednym pomysłem są ILD (Inductive Loop Detectors). Opis można znaleźć na wiki lub w <text:s/><text:a xlink:type="simple" xlink:href="http://www.kbs.twi.tudelft.nl/docs/MSc/2010/denHaak/thesis.pdf">http://www.kbs.twi.tudelft.nl/docs/MSc/2010/denHaak/thesis.pdf</text:a><text:span text:style-name="T1"> . Są też tańsze pochodne tego pomysłu : </text:span><text:a xlink:type="simple" xlink:href="http://www.techtransfer.berkeley.edu/newsletter/08-3/vehicle-detection-with-wireless-sensors.php">http://www.techtransfer.berkeley.edu/newsletter/08-3/vehicle-detection-with-wireless-sensors.php</text:a><text:span text:style-name="T1"> Problemem sa jednak koszty, wydaje sie ze takie systemy sa czesciej wykorzystywane na wielkich autostradach itp, niz w miescie na malych uliczkach</text:span></text:p>
      <text:p text:style-name="Standard"><text:span text:style-name="T1"/></text:p>
      <text:p text:style-name="Standard"><text:span text:style-name="T1"><text:tab/>Drugim pomyslem sa pomiary ktore dojda np po zainstalowaniu GPS-a w taksowkach. Jednak to jest zupelnie inny format danych : tj bardzo rzadkie. Takze algorytm przewidywania bylby zupelnie inny. Niestety przez format danych byloby to duzo trudniej napisac : dlatego tego nie zaimplementujemy, ale mozemy zawrzec w opisie ze jesli ILD sa za drogie to mamy ew. inne wyjscie. Tutaj jest opis takiego podejścia </text:span><text:a xlink:type="simple" xlink:href="http://www.cs.berkeley.edu/~pabbeel/papers/HofleitnerHerringAbbeelBayen_T-ITS2012.pdf">http://www.cs.berkeley.edu/~pabbeel/papers/HofleitnerHerringAbbeelBayen_T-ITS2012.pdf</text:a></text:p>
      <text:p text:style-name="Standard"><text:span text:style-name="T1"/></text:p>
      <text:p text:style-name="Standard"><text:span text:style-name="T1"><text:tab/>Stad przedstawimy to tak, ze zakladamy ze mamy dane z ILD i z nich przewidujemy ruch na paru ulicach ktore sa krytyczne (bo ILD nie mozna miec na kazdym kroku). A potem ze nasz system da sie rozwinac uwzgledniajac dane z GPSow domontowanych np do taksowek (tutaj mozna nawet zmusic jak cos wszystkie taksowki do instalacji takiego GPSa)</text:span></text:p>
      <text:p text:style-name="Standard"><text:span text:style-name="T1"/></text:p>
      <text:p text:style-name="Standard"><text:span text:style-name="T1"><text:tab/>Zadanie: Ktoś bedzie musial przygotowac analize kosztów systemow ILD – ale to jesli sie dostaniemy do finał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zek </meta:initial-creator>
    <meta:creation-date>2013-05-11T05:39:36</meta:creation-date>
    <dc:date>2013-05-11T05:57:09</dc:date>
    <dc:creator>staszek </dc:creator>
    <meta:editing-duration>PT8M5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7" meta:word-count="209" meta:character-count="1509" meta:non-whitespace-character-count="1298"/>
  </office:meta>
</office:document-meta>
</file>